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9.25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57.7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1.16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27.59mm"/>
    </style:style>
    <style:style style:name="co8" style:family="table-column">
      <style:table-column-properties fo:break-before="auto" style:column-width="68.62mm"/>
    </style:style>
    <style:style style:name="co9" style:family="table-column">
      <style:table-column-properties fo:break-before="auto" style:column-width="40.57mm"/>
    </style:style>
    <style:style style:name="co10" style:family="table-column">
      <style:table-column-properties fo:break-before="auto" style:column-width="34.31mm"/>
    </style:style>
    <style:style style:name="co11" style:family="table-column">
      <style:table-column-properties fo:break-before="auto" style:column-width="50.38mm"/>
    </style:style>
    <style:style style:name="co12" style:family="table-column">
      <style:table-column-properties fo:break-before="auto" style:column-width="37.31mm"/>
    </style:style>
    <style:style style:name="co13" style:family="table-column">
      <style:table-column-properties fo:break-before="auto" style:column-width="55.28mm"/>
    </style:style>
    <style:style style:name="co14" style:family="table-column">
      <style:table-column-properties fo:break-before="auto" style:column-width="31.4mm"/>
    </style:style>
    <style:style style:name="co15" style:family="table-column">
      <style:table-column-properties fo:break-before="auto" style:column-width="85.23mm"/>
    </style:style>
    <style:style style:name="co16" style:family="table-column">
      <style:table-column-properties fo:break-before="auto" style:column-width="35.95mm"/>
    </style:style>
    <style:style style:name="co17" style:family="table-column">
      <style:table-column-properties fo:break-before="auto" style:column-width="83.33mm"/>
    </style:style>
    <style:style style:name="co18" style:family="table-column">
      <style:table-column-properties fo:break-before="auto" style:column-width="47.11mm"/>
    </style:style>
    <style:style style:name="co19" style:family="table-column">
      <style:table-column-properties fo:break-before="auto" style:column-width="70.8mm"/>
    </style:style>
    <style:style style:name="co20" style:family="table-column">
      <style:table-column-properties fo:break-before="auto" style:column-width="66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veryth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itadel of Insanity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Glacial Maw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Gyel Fortres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Nightmare Coast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Return to Empyrean Cor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Return to Iron Tomb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Draumheim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Goboro Reef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Tarken Glacier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Tyrant's Thron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The Rhen of Fate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Mount Sharax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Tyrant's Forg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Chronicle: Greenscale's Blight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hronicle: Hammerknell Fortres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hronicle: River of Soul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 Chronicle: Greenscale's Blight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 Chronicle: Hammerknell Fortres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 Chronicle: River of Soul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Meridian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anctum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imension: Kilcual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Abyssal Precipic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aduceus Ris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harmer's Caldera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arkening Deep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eepstrike Mine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Foul Cascad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ron Tomb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King's Breach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ealm of the Fa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eturn to Deepstrik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haza'de Canyon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unic Descent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Fall of Lantern Hook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Art_Test_Four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onques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roughtland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Ember Isl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Freemarch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loamwoo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reenscale's Bligh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reenscale's Bligh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reenscale's Bligh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ron Pine Peak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Mathosia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Meridian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Moonshade Highland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Planetouched Wild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anctum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carlet Gorg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carwood Reach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himmersan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ilverwoo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tillmoor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tonefiel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enebrean Troubl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erminu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rowned Halls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ilded Prophecy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: Drowned Halls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: Rise of the Phoenix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Primeval Feast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ise of the Phoenix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reenscale's Blight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Hammerknell Fortres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fernal Dawn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iver of Soul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Mind of Madnes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Assault on Bronze Tomb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Blighted Antechamber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har Station Eyn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Library of the Runemasters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Battle for Port Scion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Black Garden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Codex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Tenebrean Prison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Whitefall Steppes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 Darkening Deep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Temple of Anank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Tuath'de Coven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Alittu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Ashenfell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Gedlo Badland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Scatherran Fores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Tenebrean Schism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Vostigar Peak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Xarth Mir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Chronicle: A Hero Rise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uo-Queen Gambit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Infernal Dawn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Planebreaker Bastion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littu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nywher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tia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uditorium Carnos Plaza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zcu'azg Oasi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Bahralt's Ascen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Breach Chamber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Bronze Tomb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Center of Oblivio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Central Necropoli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Comet of Ahnke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Daazez Waste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Dream Hiv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dge of Infinity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dgestone Ridg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mpyrean Mill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ndless Eclips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verywher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Faen's Retrea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Faering Wood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Fetid Plain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Fortress of the Apocalyps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Gloamwood Gle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Golem Foundry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Hammerknell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Harvest Meadow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Haunted Terminal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Heart of Darknes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Izbithu's Demis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Karthan Pond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Kestrel's Cry Ravin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Khor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Landquarium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Malluma Track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Mathosian Cascade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Moonriven Breach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Moonshade Highland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Octus Monastery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Ovog Shrin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Plaza Aurentin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Polyp Promenad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Pus Swamp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aint Tarani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carlet Gorge Cliff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hadow Scio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narebrush Gro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tillmoor Val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tone Flask Taver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tone Grov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trozza Estate Villa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ubzero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Tempest Island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Tower Meadow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Tula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Vengeful Sky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Volcanic Playground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Wyrd Hu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Archive of Flesh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Empyrean Cor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Exodus of the Storm Queen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Golem Foundry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Realm of Twisted Dream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Storm Breaker Protocol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ower of the Shattered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Unhallowed Boneforg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Ardent Domain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Ashora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Cape Jul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City Cor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Eastern Holding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Kingdom of Pelladan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Kingswar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Morban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Serato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Steppes of Infinity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empest Bay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he Dendrom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Grim Awakening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riumph of the Dragon Queen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Binding of Blood: Maelforg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Bindings of Blood: Akylio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Bindings of Blood: Greenscal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Bindings of Blood: Laethy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Endless Eclips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Frozen Tempest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Planebreaker Bastion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he Infinity Gat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Karthan Ridge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Storm Legion</text:p>
          </table:table-cell>
        </table:table-row>
      </table:table>
      <table:table table:name="Vanilla" table:style-name="ta1"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hronicle: Greenscale's Blight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hronicle: Hammerknell Fortres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hronicle: River of Soul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 Chronicle: Greenscale's Blight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 Chronicle: Hammerknell Fortres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 Chronicle: River of Soul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Meridian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anctum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imension: Kilcual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Abyssal Precipic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aduceus Ris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harmer's Caldera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arkening Deep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eepstrike Mine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Foul Cascad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ron Tomb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King's Breach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ealm of the Fa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eturn to Deepstrik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haza'de Canyon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unic Descent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Fall of Lantern Hook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Art_Test_Four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onques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roughtland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Ember Isl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Freemarch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loamwoo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reenscale's Bligh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reenscale's Bligh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reenscale's Bligh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ron Pine Peak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Mathosia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Meridian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Moonshade Highland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Planetouched Wild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anctum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carlet Gorg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carwood Reach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himmersan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ilverwoo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tillmoor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tonefiel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enebrean Troubl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erminu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rowned Halls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ilded Prophecy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: Drowned Halls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: Rise of the Phoenix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Primeval Feast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ise of the Phoenix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reenscale's Blight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Hammerknell Fortres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fernal Dawn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iver of Soul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Mind of Madnes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Assault on Bronze Tomb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Blighted Antechamber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har Station Eyn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Library of the Runemasters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Battle for Port Scion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Black Garden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Codex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Tenebrean Prison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Whitefall Steppes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</table:table>
      <table:table table:name=" Nightmare Tide" table:style-name="ta1"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itadel of Insanity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Glacial Maw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Gyel Fortres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Nightmare Coast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Return to Empyrean Cor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Return to Iron Tomb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Draumheim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Goboro Reef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Tarken Glacier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Tyrant's Thron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The Rhen of Fate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Mount Sharax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Tyrant's Forg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Nightmare Tide</text:p>
          </table:table-cell>
        </table:table-row>
      </table:table>
      <table:table table:name="Storm Leg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hronicle: A Hero Rise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uo-Queen Gambit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Infernal Dawn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Planebreaker Bastion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littu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nywher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tia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uditorium Carnos Plaza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zcu'azg Oasi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Bahralt's Ascen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Breach Chamber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Bronze Tomb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Center of Oblivio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Central Necropoli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Comet of Ahnke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Daazez Waste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Dream Hiv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dge of Infinity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dgestone Ridg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mpyrean Mill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ndless Eclips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verywher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Faen's Retrea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Faering Wood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Fetid Plain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Fortress of the Apocalyps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Gloamwood Gle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Golem Foundry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Hammerknell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Harvest Meadow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Haunted Terminal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Heart of Darknes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Izbithu's Demis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Karthan Pond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Kestrel's Cry Ravin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Khor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Landquarium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Malluma Track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Mathosian Cascade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Moonriven Breach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Moonshade Highland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Octus Monastery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Ovog Shrin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Plaza Aurentin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Polyp Promenad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Pus Swamp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aint Tarani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carlet Gorge Cliff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hadow Scio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narebrush Gro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tillmoor Val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tone Flask Taver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tone Grov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trozza Estate Villa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ubzero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Tempest Island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Tower Meadow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Tula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Vengeful Sky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Volcanic Playground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Wyrd Hu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Archive of Flesh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Empyrean Cor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Exodus of the Storm Queen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Golem Foundry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Realm of Twisted Dream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Storm Breaker Protocol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ower of the Shattered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Unhallowed Boneforg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Ardent Domain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Ashora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Cape Jul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City Cor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Eastern Holding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Kingdom of Pelladan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Kingswar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Morban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Serato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Steppes of Infinity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empest Bay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he Dendrom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Grim Awakening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riumph of the Dragon Queen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Binding of Blood: Maelforg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Bindings of Blood: Akylio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Bindings of Blood: Greenscal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Bindings of Blood: Laethy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Endless Eclips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Frozen Tempest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Planebreaker Bastion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he Infinity Gat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Karthan Ridge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Storm Legion</text:p>
          </table:table-cell>
        </table:table-row>
      </table:table>
      <table:table table:name=" Starfall Prophecy" table:style-name="ta1"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littu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Ashenfell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Gedlo Badland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Scatherran Fores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Tenebrean Schism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Vostigar Peak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Xarth Mir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Intrepid Darkening Deep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Temple of Anank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Tuath'de Coven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arfall Prophecy</text:p>
          </table:table-cell>
        </table:table-row>
      </table:table>
      <table:table table:name="only-zones" table:style-name="ta1"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Alittu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Ardent Domain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Art_Test_Four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Ashenfell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Ashora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Cape Jul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City Cor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Conques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raumheim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Droughtland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Eastern Holding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Ember Isl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Freemarch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edlo Badland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Gloamwoo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oboro Reef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Greenscale's Bligh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reenscale's Bligh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reenscale's Bligh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ron Pine Peak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Kingdom of Pelladan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Kingswar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Mathosia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Meridian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Moonshade Highland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Morban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Planetouched Wild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anctum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carlet Gorg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carwood Reach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catherran Fores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Serato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Shimmersan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ilverwoo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teppes of Infinity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Stillmoor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tonefiel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arken Glacier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Tempest Bay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enebrean Schism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Tenebrean Troubl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erminu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Dendrom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yrant's Thron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Vostigar Peak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Xarth Mir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</table:table>
      <table:table table:name="only-dungeons" table:style-name="ta1"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Abyssal Precipic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Archive of Flesh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Caduceus Ris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harmer's Caldera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itadel of Insanity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Darkening Deep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eepstrike Mine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Empyrean Cor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Exodus of the Storm Queen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Foul Cascad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lacial Maw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Golem Foundry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Gyel Fortres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Intrepid Darkening Deep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Iron Tomb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King's Breach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Nightmare Coast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Realm of the Fa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ealm of Twisted Dream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Return to Deepstrik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eturn to Empyrean Cor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Return to Iron Tomb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Rhaza'de Canyon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unic Descent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torm Breaker Protocol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emple of Anank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The Fall of Lantern Hook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ower of the Shattered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uath'de Coven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Unhallowed Boneforg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</table:table>
      <table:table table:name="only-chronicles" table:style-name="ta1">
        <table:table-column table:style-name="co17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hronicle: A Hero Rise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Chronicle: Greenscale's Blight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hronicle: Hammerknell Fortres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hronicle: River of Soul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uo-Queen Gambit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Infernal Dawn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Intrepid Chronicle: Greenscale's Blight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 Chronicle: Hammerknell Fortres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 Chronicle: River of Soul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Meridian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Planebreaker Bastion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Sanctum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</table:table>
      <table:table table:name="only-warfronts" table:style-name="ta1">
        <table:table-column table:style-name="co18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Assault on Bronze Tomb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Blighted Antechamber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har Station Eyn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Karthan Ridge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Library of the Runemasters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Battle for Port Scion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Black Garden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Codex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Tenebrean Prison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Whitefall Steppes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</table:table>
      <table:table table:name="only-dimensions" table:style-name="ta1">
        <table:table-column table:style-name="co19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imension: Alittu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nywher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tia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uditorium Carnos Plaza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zcu'azg Oasi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Bahralt's Ascen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Breach Chamber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Bronze Tomb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Center of Oblivio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Central Necropoli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Comet of Ahnke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Daazez Waste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Dream Hiv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dge of Infinity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dgestone Ridg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mpyrean Mill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ndless Eclips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verywher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Faen's Retrea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Faering Wood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Fetid Plain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Fortress of the Apocalyps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Gloamwood Gle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Golem Foundry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Hammerknell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Harvest Meadow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Haunted Terminal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Heart of Darknes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Izbithu's Demis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Karthan Pond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Kestrel's Cry Ravin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Khor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Kilcual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imension: Landquarium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Malluma Track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Mathosian Cascade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Moonriven Breach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Moonshade Highland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Octus Monastery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Ovog Shrin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Plaza Aurentin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Polyp Promenad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Pus Swamp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aint Tarani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carlet Gorge Cliff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hadow Scio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narebrush Gro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tillmoor Val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tone Flask Taver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tone Grov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trozza Estate Villa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ubzero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Tempest Island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Tower Meadow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Tula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Vengeful Sky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Volcanic Playground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Wyrd Hu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</table:table>
      <table:table table:name="only-raids" table:style-name="ta1">
        <table:table-column table:style-name="co20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inding of Blood: Maelforg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Bindings of Blood: Akylio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Bindings of Blood: Greenscal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Bindings of Blood: Laethy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rowned Halls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Endless Eclips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Frozen Tempest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Gilded Prophecy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reenscale's Blight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rim Awakening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Hammerknell Fortres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fernal Dawn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: Drowned Halls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: Rise of the Phoenix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Mount Sharax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Planebreaker Bastion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Primeval Feast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ise of the Phoenix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iver of Soul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Infinity Gat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he Mind of Madnes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Rhen of Fate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Triumph of the Dragon Queen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yrant's Forg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Nightmare Tide</text:p>
          </table:table-cell>
        </table:table-row>
      </table:table>
      <table:named-expressions/>
      <table:database-ranges>
        <table:database-range table:name="__Anonymous_Sheet_DB__0" table:target-range-address="Everything.A1:Everything.C1048576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5" table:target-range-address="'only-zones'.A1:'only-zones'.C1048576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only-dungeons'.A1:'only-dungeons'.C3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'only-chronicles'.A1:'only-chronicles'.C12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only-warfronts'.A1:'only-warfronts'.C10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'only-dimensions'.A1:'only-dimensions'.C104857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'only-raids'.A1:'only-raids'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3:21:06.313031689</meta:creation-date>
    <dc:date>2018-07-16T14:15:13.572336656</dc:date>
    <meta:editing-duration>PT43M48S</meta:editing-duration>
    <meta:editing-cycles>15</meta:editing-cycles>
    <meta:generator>LibreOffice/6.0.5.2$Linux_X86_64 LibreOffice_project/00m0$Build-2</meta:generator>
    <meta:document-statistic meta:table-count="11" meta:cell-count="1620" meta:object-count="0"/>
  </office:meta>
</office:document-meta>
</file>